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cc0000" fo:font-size="16pt" officeooo:rsid="000d2505" officeooo:paragraph-rsid="000d2505" fo:background-color="#ffffff" style:font-size-asian="14pt" style:font-size-complex="16pt"/>
    </style:style>
    <style:style style:name="P2" style:family="paragraph" style:parent-style-name="Standard">
      <style:text-properties fo:color="#cc0000" fo:font-size="18pt" officeooo:rsid="000d2505" officeooo:paragraph-rsid="000d2505" fo:background-color="#ffffff" style:font-size-asian="18pt" style:font-size-complex="18pt"/>
    </style:style>
    <style:style style:name="P3" style:family="paragraph" style:parent-style-name="Standard">
      <style:text-properties fo:color="#cc0000" fo:font-size="18pt" officeooo:rsid="000de844" officeooo:paragraph-rsid="000de844" fo:background-color="#ffffff" style:font-size-asian="15.75pt" style:font-size-complex="18pt"/>
    </style:style>
    <style:style style:name="P4" style:family="paragraph" style:parent-style-name="Standard">
      <style:text-properties fo:color="#cc0000" officeooo:rsid="00135974" officeooo:paragraph-rsid="00135974"/>
    </style:style>
    <style:style style:name="P5" style:family="paragraph" style:parent-style-name="Standard">
      <style:text-properties fo:color="#000000" fo:font-size="16pt" officeooo:rsid="000d2505" officeooo:paragraph-rsid="000d2505" fo:background-color="#ffffff" style:font-size-asian="14pt" style:font-size-complex="16pt"/>
    </style:style>
    <style:style style:name="P6" style:family="paragraph" style:parent-style-name="Standard">
      <style:text-properties fo:color="#000000" fo:font-size="16pt" officeooo:rsid="001025c4" officeooo:paragraph-rsid="001025c4" fo:background-color="#ffffff" style:font-size-asian="14pt" style:font-size-complex="16pt"/>
    </style:style>
    <style:style style:name="P7" style:family="paragraph" style:parent-style-name="Standard">
      <style:text-properties fo:color="#000000" fo:font-size="16pt" officeooo:rsid="0016492f" officeooo:paragraph-rsid="0016492f" fo:background-color="#ffffff" style:font-size-asian="14pt" style:font-size-complex="16pt"/>
    </style:style>
    <style:style style:name="P8" style:family="paragraph" style:parent-style-name="Standard">
      <style:text-properties fo:color="#000000" fo:font-size="16pt" officeooo:rsid="001aa09b" officeooo:paragraph-rsid="001aa09b" fo:background-color="#ffffff" style:font-size-asian="14pt" style:font-size-complex="16pt"/>
    </style:style>
    <style:style style:name="P9" style:family="paragraph" style:parent-style-name="Standard">
      <style:text-properties fo:color="#000000" fo:font-size="16pt" officeooo:rsid="001aa09b" officeooo:paragraph-rsid="001aa09b" style:font-size-asian="16pt" style:font-size-complex="16pt"/>
    </style:style>
    <style:style style:name="P10" style:family="paragraph" style:parent-style-name="Standard">
      <style:text-properties fo:color="#000000" officeooo:rsid="00135974" officeooo:paragraph-rsid="00135974"/>
    </style:style>
    <style:style style:name="P11" style:family="paragraph" style:parent-style-name="Standard">
      <style:text-properties officeooo:paragraph-rsid="00135974"/>
    </style:style>
    <style:style style:name="P12" style:family="paragraph" style:parent-style-name="Standard">
      <style:text-properties officeooo:paragraph-rsid="001aa09b"/>
    </style:style>
    <style:style style:name="P13" style:family="paragraph" style:parent-style-name="Standard">
      <style:paragraph-properties fo:break-before="page"/>
      <style:text-properties fo:color="#000000" fo:font-size="16pt" officeooo:rsid="000d2505" officeooo:paragraph-rsid="000d2505" fo:background-color="#ffffff" style:font-size-asian="14pt" style:font-size-complex="16pt"/>
    </style:style>
    <style:style style:name="P14" style:family="paragraph" style:parent-style-name="Text_20_body">
      <style:text-properties fo:color="#000000" officeooo:rsid="001aa09b" officeooo:paragraph-rsid="001aa09b"/>
    </style:style>
    <style:style style:name="P15" style:family="paragraph" style:parent-style-name="Text_20_body" style:list-style-name="L2">
      <style:text-properties fo:font-size="16pt" style:font-size-asian="16pt" style:font-size-complex="16pt"/>
    </style:style>
    <style:style style:name="P16" style:family="paragraph" style:parent-style-name="Text_20_body" style:list-style-name="L1">
      <style:paragraph-properties fo:margin-top="0cm" fo:margin-bottom="0cm" loext:contextual-spacing="false"/>
      <style:text-properties fo:font-size="16pt" officeooo:rsid="0014f40e" officeooo:paragraph-rsid="0014f40e" style:font-size-asian="16pt" style:font-size-complex="16pt"/>
    </style:style>
    <style:style style:name="P17" style:family="paragraph" style:parent-style-name="Text_20_body" style:list-style-name="L1">
      <style:paragraph-properties fo:margin-top="0cm" fo:margin-bottom="0cm" loext:contextual-spacing="false"/>
      <style:text-properties fo:font-size="16pt" officeooo:rsid="0014f40e" officeooo:paragraph-rsid="0016492f" style:font-size-asian="16pt" style:font-size-complex="16pt"/>
    </style:style>
    <style:style style:name="P18" style:family="paragraph" style:parent-style-name="Text_20_body">
      <style:paragraph-properties fo:margin-top="0cm" fo:margin-bottom="0cm" loext:contextual-spacing="false"/>
      <style:text-properties fo:font-size="16pt" officeooo:rsid="0016492f" officeooo:paragraph-rsid="0016492f" style:font-size-asian="16pt" style:font-size-complex="16pt"/>
    </style:style>
    <style:style style:name="P19" style:family="paragraph" style:parent-style-name="Text_20_body" style:list-style-name="L2">
      <style:paragraph-properties fo:margin-top="0cm" fo:margin-bottom="0cm" loext:contextual-spacing="false"/>
      <style:text-properties fo:font-size="16pt" style:font-size-asian="16pt" style:font-size-complex="16pt"/>
    </style:style>
    <style:style style:name="P20" style:family="paragraph" style:parent-style-name="Text_20_body">
      <style:paragraph-properties fo:margin-top="0cm" fo:margin-bottom="0cm" loext:contextual-spacing="false"/>
      <style:text-properties fo:color="#cc0000" fo:font-size="16pt" officeooo:rsid="001aa09b" officeooo:paragraph-rsid="001aa09b" style:font-size-asian="16pt" style:font-size-complex="16pt"/>
    </style:style>
    <style:style style:name="P21" style:family="paragraph" style:parent-style-name="Text_20_body">
      <style:paragraph-properties fo:margin-top="0cm" fo:margin-bottom="0cm" loext:contextual-spacing="false"/>
      <style:text-properties fo:color="#000000" fo:font-size="16pt" officeooo:rsid="0016492f" officeooo:paragraph-rsid="0016492f" style:font-size-asian="16pt" style:font-size-complex="16pt"/>
    </style:style>
    <style:style style:name="T1" style:family="text">
      <style:text-properties fo:color="#000000"/>
    </style:style>
    <style:style style:name="T2" style:family="text">
      <style:text-properties fo:color="#000000" fo:font-size="16pt" officeooo:rsid="000de844" fo:background-color="#ffffff" loext:char-shading-value="0" style:font-size-asian="14pt" style:font-size-complex="16pt"/>
    </style:style>
    <style:style style:name="T3" style:family="text">
      <style:text-properties fo:color="#000000" fo:font-size="16pt" officeooo:rsid="00117c31" fo:background-color="#ffffff" loext:char-shading-value="0" style:font-size-asian="14pt" style:font-size-complex="16pt"/>
    </style:style>
    <style:style style:name="T4" style:family="text">
      <style:text-properties fo:color="#000000" fo:font-size="16pt" officeooo:rsid="001aa09b" fo:background-color="#ffffff" loext:char-shading-value="0" style:font-size-asian="14pt" style:font-size-complex="16pt"/>
    </style:style>
    <style:style style:name="T5" style:family="text">
      <style:text-properties fo:color="#000000" officeooo:rsid="00199503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1bf94" style:font-size-asian="16pt" style:font-size-complex="16pt"/>
    </style:style>
    <style:style style:name="T8" style:family="text">
      <style:text-properties fo:font-size="16pt" officeooo:rsid="001493a6" style:font-size-asian="16pt" style:font-size-complex="16pt"/>
    </style:style>
    <style:style style:name="T9" style:family="text">
      <style:text-properties fo:font-size="16pt" officeooo:rsid="0014f40e" style:font-size-asian="16pt" style:font-size-complex="16pt"/>
    </style:style>
    <style:style style:name="T10" style:family="text">
      <style:text-properties fo:font-size="16pt" fo:background-color="#ffffff" loext:char-shading-value="0" style:font-size-asian="16pt" style:font-size-complex="16pt"/>
    </style:style>
    <style:style style:name="T11" style:family="text">
      <style:text-properties officeooo:rsid="00135974"/>
    </style:style>
    <style:style style:name="T12" style:family="text">
      <style:text-properties fo:color="#cc0000"/>
    </style:style>
    <style:style style:name="T13" style:family="text">
      <style:text-properties fo:color="#cc0000" fo:font-size="16pt" style:font-size-asian="16pt" style:font-size-complex="16pt"/>
    </style:style>
    <style:style style:name="T14" style:family="text">
      <style:text-properties fo:color="#cc0000" fo:font-size="16pt" officeooo:rsid="00135974" style:font-size-asian="16pt" style:font-size-complex="16pt"/>
    </style:style>
    <style:style style:name="T15" style:family="text">
      <style:text-properties fo:color="#cc0000" fo:font-size="16pt" officeooo:rsid="001aa09b" style:font-size-asian="16pt" style:font-size-complex="16pt"/>
    </style:style>
    <style:style style:name="T16" style:family="text">
      <style:text-properties fo:color="#cc0000" fo:font-size="16pt" officeooo:rsid="0011bf94" style:font-size-asian="16pt" style:font-size-complex="16pt"/>
    </style:style>
    <style:style style:name="T17" style:family="text">
      <style:text-properties fo:color="#cc0000" officeooo:rsid="0016492f"/>
    </style:style>
    <style:style style:name="T18" style:family="text">
      <style:text-properties officeooo:rsid="0018d711"/>
    </style:style>
    <style:style style:name="T19" style:family="text">
      <style:text-properties officeooo:rsid="001aa09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mmaire </text:p>
      <text:p text:style-name="P1"/>
      <text:p text:style-name="P1"/>
      <text:p text:style-name="P5">1. Introduction</text:p>
      <text:p text:style-name="P5"/>
      <text:p text:style-name="P8">2. Préparation au stage</text:p>
      <text:p text:style-name="P8"/>
      <text:p text:style-name="P6"><text:span text:style-name="T19">3</text:span>. <text:span text:style-name="T11">Expression des besoins</text:span></text:p>
      <text:p text:style-name="P6"/>
      <text:p text:style-name="P7"><text:span text:style-name="T19">4</text:span>. Technologies utilisées</text:p>
      <text:p text:style-name="P7"/>
      <text:p text:style-name="P8">5. Livrable</text:p>
      <text:p text:style-name="P13"/>
      <text:p text:style-name="P3">1. Introduction</text:p>
      <text:p text:style-name="P3"/>
      <text:p text:style-name="P12"><text:span text:style-name="T2">Dans le cadre de ma formation de développement d’application web / mobile à Saint Gaudens en Occitanie, je souhaite réaliser mon stage qui soit en adéquation avec mon projet professionnel. </text:span><text:span text:style-name="T3">Ce stage sera effectuer au sein de l’entreprise Com3Elles, </text:span><text:span text:style-name="T4">a compter du 10 décembre 2018 au 22 février 2019</text:span><text:span text:style-name="T3">. </text:span><text:span text:style-name="T6">Le but du stage est de </text:span><text:span text:style-name="T7">réaliser diverses amélioration dans différents plugin</text:span><text:span text:style-name="T6">. </text:span></text:p>
      <text:p text:style-name="P11"><text:span text:style-name="T14"/></text:p>
      <text:p text:style-name="P11"><text:span text:style-name="T14"/></text:p>
      <text:p text:style-name="P12"><text:span text:style-name="T15">2. Préparation au stage</text:span></text:p>
      <text:p text:style-name="P12"><text:span text:style-name="T15"/></text:p>
      <text:p text:style-name="P14"><text:span text:style-name="T7">Rédiger une note détaillant le plus possible sujet de stage, mis en parallèle avec les compétences du référentiel. </text:span></text:p>
      <text:list xml:id="list8880632222808666495" text:style-name="L2">
        <text:list-item>
          <text:p text:style-name="P19">Présenter une ébauche de sommaire pour le rapport de stage. </text:p>
        </text:list-item>
        <text:list-item>
          <text:p text:style-name="P19">Dresser la liste des livrables. </text:p>
        </text:list-item>
        <text:list-item>
          <text:p text:style-name="P15">Potasser les technos qui seront utilisées pendant le stage. </text:p>
        </text:list-item>
      </text:list>
      <text:p text:style-name="P9"/>
      <text:p text:style-name="P12"><text:span text:style-name="T15"/></text:p>
      <text:p text:style-name="P11"><text:span text:style-name="T15">3</text:span><text:span text:style-name="T14">. Expression des besoins</text:span></text:p>
      <text:p text:style-name="P4"><text:span text:style-name="T6"/></text:p>
      <text:p text:style-name="P10"><text:span text:style-name="T6">L</text:span><text:span text:style-name="T8">es </text:span><text:span text:style-name="T9">besoins exprimés sont</text:span></text:p>
      <text:list xml:id="list7027741946734203822" text:style-name="L1">
        <text:list-item>
          <text:p text:style-name="P16">La prise en charges des contenus sur le serveur (mp3 et vidéos)</text:p>
        </text:list-item>
        <text:list-item>
          <text:p text:style-name="P16">Prise en charge des miniatures avec des ouvertures en <text:s/>popup des contenus</text:p>
        </text:list-item>
        <text:list-item>
          <text:p text:style-name="P17">Gestion des playlist</text:p>
          <text:p text:style-name="P17"><text:span text:style-name="T17"/></text:p>
        </text:list-item>
      </text:list>
      <text:p text:style-name="P21"/>
      <text:p text:style-name="P21"><text:span text:style-name="T12">3. Technologies utilisées</text:span></text:p>
      <text:p text:style-name="P21"/>
      <text:p text:style-name="P18"><text:span text:style-name="T1">Pour mener a bien ce projet, je serai </text:span><text:span text:style-name="T5">a</text:span><text:span text:style-name="T1">menée a utiliser les technos </text:span><text:span text:style-name="T5">telles que du </text:span><text:span text:style-name="T18">CSS, jQuery et PHP</text:span></text:p>
      <text:p text:style-name="P18"/>
      <text:p text:style-name="P18"><text:soft-page-break/></text:p>
      <text:p text:style-name="P20">4. Livrable</text:p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10:46:58.652219295</meta:creation-date>
    <dc:date>2018-11-30T04:29:12.469327074</dc:date>
    <meta:editing-duration>PT5M19S</meta:editing-duration>
    <meta:editing-cycles>1</meta:editing-cycles>
    <meta:document-statistic meta:table-count="0" meta:image-count="0" meta:object-count="0" meta:page-count="3" meta:paragraph-count="22" meta:word-count="192" meta:character-count="1138" meta:non-whitespace-character-count="967"/>
    <meta:generator>LibreOffice/5.1.6.2$Linux_X86_64 LibreOffice_project/10m0$Build-2</meta:generator>
  </office:meta>
</office:document-meta>
</file>